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coder.github.io plan</text:p>
      <text:p text:style-name="Standard"/>
      <text:list xml:id="list8741356362066618282" text:style-name="L1">
        <text:list-item>
          <text:p text:style-name="P1">Create a professional responsive website to take the place of index.html holder @ bootcoder.github.io.</text:p>
        </text:list-item>
        <text:list-item>
          <text:p text:style-name="P1">Sections to include:<text:line-break/>about me<text:line-break/>goals<text:line-break/>current coding knowledge<text:line-break/>notes<text:line-break/>why I'm here<text:line-break/>favorite websites</text:p>
        </text:list-item>
        <text:list-item>
          <text:p text:style-name="P1">a div up top with some related images</text:p>
        </text:list-item>
        <text:list-item>
          <text:p text:style-name="P1">Use colors orange and blue for site backgrounds<text:line-break/>Use standard black for body text and white for links</text:p>
        </text:list-item>
        <text:list-item>
          <text:p text:style-name="P1">placeholder footer</text:p>
        </text:list-item>
        <text:list-item>
          <text:p text:style-name="P1">include a Hot Hot Links section aside for personal lin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nter Chapman</meta:initial-creator>
    <meta:creation-date>2014-03-16T18:03:28</meta:creation-date>
    <meta:document-statistic meta:table-count="0" meta:image-count="0" meta:object-count="0" meta:page-count="1" meta:paragraph-count="7" meta:word-count="75" meta:character-count="446"/>
    <dc:date>2014-03-16T18:09:30</dc:date>
    <dc:creator>Hunter Chapman</dc:creator>
    <meta:editing-duration>PT6M3S</meta:editing-duration>
    <meta:editing-cycles>1</meta:editing-cycles>
    <meta:generator>OpenOffice/4.0.0$Unix OpenOffice.org_project/400m3$Build-9702</meta:generator>
  </office:meta>
</office:document-meta>
</file>